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1531*"/>
    </style:style>
    <style:style style:name="Tabella1.B" style:family="table-column">
      <style:table-column-properties style:column-width="11.908cm" style:rel-column-width="6751*"/>
    </style:style>
    <style:style style:name="Tabella1.C" style:family="table-column">
      <style:table-column-properties style:column-width="1.191cm" style:rel-column-width="675*"/>
    </style:style>
    <style:style style:name="Tabella1.D" style:family="table-column">
      <style:table-column-properties style:column-width="3.201cm" style:rel-column-width="181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cm"/>
    </style:style>
    <style:style style:name="Tabella2.5" style:family="table-row">
      <style:table-row-properties style:row-height="0.427cm" fo:keep-together="always"/>
    </style:style>
    <style:style style:name="Tabella2.6" style:family="table-row">
      <style:table-row-properties style:min-row-height="1.199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738a85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e97e22" officeooo:paragraph-rsid="00e97e2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Standard">
      <style:text-properties style:font-name="Arial2"/>
    </style:style>
    <style:style style:name="P36" style:family="paragraph" style:parent-style-name="Text_20_body">
      <style:text-properties style:font-name="Ubuntu Light" fo:font-size="6pt" style:font-size-asian="5.25pt" style:font-size-complex="6pt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Table_20_Contents">
      <style:text-properties style:font-name="Arial2" fo:font-size="2pt" style:font-size-asian="1.75pt" style:font-size-complex="2pt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font-name="Arial2" fo:font-size="8pt" officeooo:paragraph-rsid="010da6ad" style:font-size-asian="8pt" style:font-size-complex="8pt"/>
    </style:style>
    <style:style style:name="P70" style:family="paragraph" style:parent-style-name="Table_20_Contents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font-name="Arial2" fo:font-size="8pt" officeooo:paragraph-rsid="01105716" style:font-size-asian="8pt" style:font-size-complex="8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color="#000000" style:text-underline-style="none"/>
    </style:style>
    <style:style style:name="T7" style:family="text">
      <style:text-properties fo:color="#000000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fo:color="#000000" fo:font-style="normal" style:text-underline-style="none" fo:font-weight="normal" officeooo:rsid="000fe5cf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0fe5cf"/>
    </style:style>
    <style:style style:name="T13" style:family="text">
      <style:text-properties officeooo:rsid="009ed5f6"/>
    </style:style>
    <style:style style:name="T14" style:family="text">
      <style:text-properties officeooo:rsid="00e05a44"/>
    </style:style>
    <style:style style:name="T15" style:family="text">
      <style:text-properties fo:font-size="8pt" officeooo:rsid="0002ba08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21"><text:span text:style-name="T9">SPETT.LE</text:span> / MESSRS</text:p>
            <text:p text:style-name="P25"><text:placeholder text:placeholder-type="text">&lt;o.partner_id.name&gt;</text:placeholder></text:p>
            <text:p text:style-name="P2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placeholder text:placeholder-type="text">&lt;o.partner_id.vat or ''&gt;</text:placeholder></text:p>
          </table:table-cell>
          <table:table-cell table:style-name="Tabella3.C5" office:value-type="string">
            <text:p text:style-name="P28">BOLLA di DEPOSITO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/>
          </table:table-cell>
          <table:covered-table-cell/>
          <table:table-cell table:style-name="Tabella3.C5" office:value-type="string">
            <text:p text:style-name="P40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22"><text:span text:style-name="T6"><text:placeholder text:placeholder-type="text">&lt;o.partner_id.zip&gt;</text:placeholder></text:span><text:span text:style-name="T6"> </text:span><text:span text:style-name="T6"><text:placeholder text:placeholder-type="text">&lt;o.partner_id.city&gt;</text:placeholder></text:span></text:p>
          </table:table-cell>
          <table:table-cell table:style-name="Tabella3.E4" office:value-type="string">
            <text:p text:style-name="P24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9">APPOGGIO BANCARIO / BANK DETAILS</text:p>
          </table:table-cell>
          <table:covered-table-cell/>
          <table:table-cell table:style-name="Tabella3.C5" office:value-type="string">
            <text:p text:style-name="P13">DATA / DATE</text:p>
          </table:table-cell>
          <table:table-cell table:style-name="Tabella3.D5" table:number-rows-spanned="2" table:number-columns-spanned="2" office:value-type="string">
            <text:p text:style-name="P44">DESTINATARIO / <text:span text:style-name="T13">CONSIGNEE</text:span></text:p>
            <text:p text:style-name="P29"><text:placeholder text:placeholder-type="text">&lt;o.destination_partner_id.name if o.destination_partner_id  else ''&gt;</text:placeholder></text:p>
            <text:p text:style-name="P32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8"><text:placeholder text:placeholder-type="text">&lt;'%s' %(o.used_bank_id.bank_name) if o.used_bank_id else ''&gt;</text:placeholder></text:p>
            <text:p text:style-name="P39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5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30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4" office:value-type="string">
            <text:p text:style-name="P30"><text:placeholder text:placeholder-type="text">&lt;o.destination_partner_id.state_id.code  if o.destination_partner_id.code  else ''&gt;</text:placeholder></text:p>
          </table:table-cell>
        </table:table-row>
      </table:table>
      <text:p text:style-name="P3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48">COD<text:span text:style-name="T10">ICE</text:span> ART<text:span text:style-name="T10">ICOLO<text:line-break/>ITEM</text:span></text:p>
            </table:table-cell>
            <table:table-cell table:style-name="Tabella1.A1" office:value-type="string">
              <text:p text:style-name="P63">DESCRIZIONE ARTICOLO / <text:span text:style-name="T10">COLORE</text:span></text:p>
              <text:p text:style-name="P67"><text:span text:style-name="T10">ITEM</text:span> DESCRIPTION /<text:span text:style-name="T10"> COLOUR</text:span></text:p>
            </table:table-cell>
            <table:table-cell table:style-name="Tabella1.A1" office:value-type="string">
              <text:p text:style-name="P48">U.M.</text:p>
            </table:table-cell>
            <table:table-cell table:style-name="Tabella1.D1" office:value-type="string">
              <text:p text:style-name="P48">Q.TA'<text:line-break/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64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2"/>
          </table:table-cell>
          <table:table-cell table:style-name="Tabella1.B3" office:value-type="string">
            <text:p text:style-name="P64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3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46"><text:placeholder text:placeholder-type="text">&lt;l.product_id.default_code or ''&gt;</text:placeholder></text:p>
          </table:table-cell>
          <table:table-cell table:style-name="Tabella1.B6" office:value-type="string">
            <text:p text:style-name="P65"><text:placeholder text:placeholder-type="text">&lt;"%s\n" % l.text_note_pre if l.text_note_pre else ''&gt;</text:placeholder><text:placeholder text:placeholder-type="text">&lt;l.product_id.name or ''&gt;</text:placeholder><text:placeholder text:placeholder-type="text">&lt;('%s\n' % l.product_id.colour) if  l.product_id.colour else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47"><text:s/><text:placeholder text:placeholder-type="text">&lt;l.product_uom.name&gt;</text:placeholder></text:p>
          </table:table-cell>
          <table:table-cell table:style-name="Tabella1.D6" office:value-type="string">
            <text:p text:style-name="P68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53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6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42"/>
          </table:table-cell>
          <table:table-cell table:style-name="Tabella1.B9" office:value-type="string">
            <text:p text:style-name="P64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62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41">NOTE / <text:span text:style-name="T11">NOTES</text:span></text:p>
          </table:table-cell>
          <table:covered-table-cell/>
          <table:covered-table-cell/>
          <table:covered-table-cell/>
        </table:table-row>
      </table:table>
      <text:p text:style-name="P3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60">TELEFONO / PHONE</text:p>
          </table:table-cell>
          <table:table-cell table:style-name="Tabella2.A1" office:value-type="string">
            <text:p text:style-name="P60">COLLI / COLLS</text:p>
          </table:table-cell>
          <table:table-cell table:style-name="Tabella2.A1" office:value-type="string">
            <text:p text:style-name="P49">PORTO / PORT</text:p>
          </table:table-cell>
          <table:table-cell table:style-name="Tabella2.D1" office:value-type="string">
            <text:p text:style-name="P60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61"><text:s/><text:span text:style-name="T15"><text:placeholder text:placeholder-type="text">&lt;o.partner_id.phone&gt;</text:placeholder></text:span></text:p>
          </table:table-cell>
          <table:table-cell table:style-name="Tabella2.A2" office:value-type="string">
            <text:p text:style-name="P54"><text:placeholder text:placeholder-type="text">&lt;o.number_of_packages&gt;</text:placeholder></text:p>
          </table:table-cell>
          <table:table-cell table:style-name="Tabella2.A2" office:value-type="string">
            <text:p text:style-name="P55"><text:placeholder text:placeholder-type="text">&lt;o.carriage_condition_id.name or ''&gt;</text:placeholder></text:p>
          </table:table-cell>
          <table:table-cell table:style-name="Tabella2.D2" office:value-type="string">
            <text:p text:style-name="P57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50">INCARICATO DEL TRASPORTO / TRANSPORT BY</text:p>
          </table:table-cell>
          <table:table-cell table:style-name="Tabella2.A2" table:number-columns-spanned="2" office:value-type="string">
            <text:p text:style-name="P49">FIRMA CONDUCENTE / CARRIER<text:span text:style-name="T14">'</text:span>S SIGNATURE</text:p>
          </table:table-cell>
          <table:covered-table-cell/>
          <table:table-cell table:style-name="Tabella2.D2" office:value-type="string">
            <text:p text:style-name="P49">FIRMA DESTINATARIO / CONSIGNEE'S SIGNATURE</text:p>
          </table:table-cell>
        </table:table-row>
        <table:table-row table:style-name="Tabella2.4">
          <table:table-cell table:style-name="Tabella2.A2" table:number-rows-spanned="3" office:value-type="string">
            <text:p text:style-name="P69"><text:span text:style-name="T3"><text:placeholder text:placeholder-type="text">&lt;'MEZZO: %s' % (o.transportation_method_id.name or '')&gt;</text:placeholder></text:span></text:p>
            <text:p text:style-name="P70"><text:span text:style-name="T3"><text:placeholder text:placeholder-type="text">&lt;get_vector_address(o)&gt;</text:placeholder></text:span></text:p>
          </table:table-cell>
          <table:table-cell table:style-name="Tabella2.D2" table:number-columns-spanned="2" office:value-type="string">
            <text:p text:style-name="P56"/>
          </table:table-cell>
          <table:covered-table-cell/>
          <table:table-cell table:style-name="Tabella2.D2" office:value-type="string">
            <text:p text:style-name="P58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2">DATA INIZIO TRASP. / DATE OF TAKING OVER</text:p>
          </table:table-cell>
          <table:covered-table-cell/>
          <table:table-cell table:style-name="Tabella2.D2" office:value-type="string">
            <text:p text:style-name="P51">ASPETTO DEI BENI / GOODS DESCRIPTION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8"><text:placeholder text:placeholder-type="text">&lt;o.date_done or ''&gt;</text:placeholder></text:p>
          </table:table-cell>
          <table:covered-table-cell/>
          <table:table-cell table:style-name="Tabella2.D2" office:value-type="string">
            <text:p text:style-name="P57"><text:placeholder text:placeholder-type="text">&lt;o.goods_description_id.name or ''&gt;</text:placeholder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2T15:28:24.250248431</dc:date>
    <meta:editing-duration>P6DT52M36S</meta:editing-duration>
    <meta:editing-cycles>796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75" meta:word-count="281" meta:character-count="2674" meta:non-whitespace-character-count="2451"/>
    <meta:user-defined meta:name="Info 1"/>
    <meta:user-defined meta:name="Info 2"/>
    <meta:user-defined meta:name="Info 3"/>
    <meta:user-defined meta:name="Info 4"/>
  </office:meta>
</office:document-meta>
</file>